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table:align="margins" style:writing-mode="lr-tb"/>
    </style:style>
    <style:style style:name="Table2.A" style:family="table-column">
      <style:table-column-properties style:column-width="0.8653in" style:rel-column-width="8191*"/>
    </style:style>
    <style:style style:name="Table2.H" style:family="table-column">
      <style:table-column-properties style:column-width="0.866in" style:rel-column-width="8198*"/>
    </style:style>
    <style:style style:name="Table2.A1" style:family="table-cell">
      <style:table-cell-properties fo:padding="0.0382in" fo:border-left="0.0007in solid #000000" fo:border-right="none" fo:border-top="0.0007in solid #000000" fo:border-bottom="0.0007in solid #000000"/>
    </style:style>
    <style:style style:name="Table2.H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H2" style:family="table-cell">
      <style:table-cell-properties fo:padding="0.0382in" fo:border-left="0.0007in solid #000000" fo:border-right="0.0007in solid #000000" fo:border-top="none" fo:border-bottom="0.0007in solid #000000"/>
    </style:style>
    <style:style style:name="Table3" style:family="table">
      <style:table-properties style:width="6.925in" table:align="margins" style:writing-mode="lr-tb"/>
    </style:style>
    <style:style style:name="Table3.A" style:family="table-column">
      <style:table-column-properties style:column-width="0.8653in" style:rel-column-width="8191*"/>
    </style:style>
    <style:style style:name="Table3.H" style:family="table-column">
      <style:table-column-properties style:column-width="0.866in" style:rel-column-width="8198*"/>
    </style:style>
    <style:style style:name="Table3.A1" style:family="table-cell">
      <style:table-cell-properties fo:padding="0.0382in" fo:border-left="0.0007in solid #000000" fo:border-right="none" fo:border-top="0.0007in solid #000000" fo:border-bottom="0.0007in solid #000000"/>
    </style:style>
    <style:style style:name="Table3.H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H2" style:family="table-cell">
      <style:table-cell-properties fo:padding="0.0382in" fo:border-left="0.0007in solid #000000" fo:border-right="0.0007in solid #000000" fo:border-top="none" fo:border-bottom="0.0007in solid #000000"/>
    </style:style>
    <style:style style:name="Table6" style:family="table">
      <style:table-properties style:width="6.925in" table:align="margins" style:writing-mode="lr-tb"/>
    </style:style>
    <style:style style:name="Table6.A" style:family="table-column">
      <style:table-column-properties style:column-width="0.8653in" style:rel-column-width="8191*"/>
    </style:style>
    <style:style style:name="Table6.H" style:family="table-column">
      <style:table-column-properties style:column-width="0.866in" style:rel-column-width="8198*"/>
    </style:style>
    <style:style style:name="Table6.A1" style:family="table-cell">
      <style:table-cell-properties fo:padding="0.0382in" fo:border-left="0.0007in solid #000000" fo:border-right="none" fo:border-top="0.0007in solid #000000" fo:border-bottom="0.0007in solid #000000"/>
    </style:style>
    <style:style style:name="Table6.H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G2" style:family="table-cell">
      <style:table-cell-properties fo:padding="0.0382in" fo:border-left="0.0007in solid #000000" fo:border-right="0.0007in solid #000000" fo:border-top="none" fo:border-bottom="0.0007in solid #000000"/>
    </style:style>
    <style:style style:name="Table4" style:family="table">
      <style:table-properties style:width="6.925in" table:align="margins" style:writing-mode="lr-tb"/>
    </style:style>
    <style:style style:name="Table4.A" style:family="table-column">
      <style:table-column-properties style:column-width="0.8653in" style:rel-column-width="8191*"/>
    </style:style>
    <style:style style:name="Table4.H" style:family="table-column">
      <style:table-column-properties style:column-width="0.866in" style:rel-column-width="8198*"/>
    </style:style>
    <style:style style:name="Table4.A1" style:family="table-cell">
      <style:table-cell-properties fo:padding="0.0382in" fo:border-left="0.0007in solid #000000" fo:border-right="none" fo:border-top="0.0007in solid #000000" fo:border-bottom="0.0007in solid #000000"/>
    </style:style>
    <style:style style:name="Table4.H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G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writing-mode="lr-tb"/>
    </style:style>
    <style:style style:name="Table5.A" style:family="table-column">
      <style:table-column-properties style:column-width="0.8653in" style:rel-column-width="8191*"/>
    </style:style>
    <style:style style:name="Table5.H" style:family="table-column">
      <style:table-column-properties style:column-width="0.866in" style:rel-column-width="8198*"/>
    </style:style>
    <style:style style:name="Table5.A1" style:family="table-cell">
      <style:table-cell-properties fo:padding="0.0382in" fo:border-left="0.0007in solid #000000" fo:border-right="none" fo:border-top="0.0007in solid #000000" fo:border-bottom="0.0007in solid #000000"/>
    </style:style>
    <style:style style:name="Table5.H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G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2.8437in"/>
        </style:tab-stops>
      </style:paragraph-properties>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paragraph-properties fo:break-before="page"/>
    </style:style>
    <style:style style:name="P9" style:family="paragraph" style:parent-style-name="Standard">
      <style:text-properties fo:font-variant="normal" fo:text-transform="none" fo:font-style="normal"/>
    </style:style>
    <style:style style:name="P10" style:family="paragraph" style:parent-style-name="Standard">
      <style:text-properties fo:font-variant="normal" fo:text-transform="none" fo:font-style="italic" style:font-style-asian="italic" style:font-style-complex="italic"/>
    </style:style>
    <style:style style:name="P11" style:family="paragraph" style:parent-style-name="Standard">
      <style:text-properties fo:font-style="italic" style:font-style-asian="italic" style:font-style-complex="italic"/>
    </style:style>
    <style:style style:name="P12" style:family="paragraph" style:parent-style-name="Contents_20_1">
      <style:paragraph-properties>
        <style:tab-stops>
          <style:tab-stop style:position="6.9252in" style:type="right" style:leader-style="dotted" style:leader-text="."/>
        </style:tab-stops>
      </style:paragraph-properties>
    </style:style>
    <style:style style:name="P13" style:family="paragraph" style:parent-style-name="Text_20_body">
      <style:text-properties fo:font-variant="normal" fo:text-transform="none" fo:font-style="normal"/>
    </style:style>
    <style:style style:name="P14" style:family="paragraph" style:parent-style-name="Text_20_body">
      <style:text-properties fo:font-variant="normal" fo:text-transform="none" fo:font-style="italic" style:font-style-asian="italic" style:font-style-complex="italic"/>
    </style:style>
    <style:style style:name="P15" style:family="paragraph" style:parent-style-name="Contents_20_2">
      <style:paragraph-properties>
        <style:tab-stops>
          <style:tab-stop style:position="6.9252in" style:type="right" style:leader-style="dotted" style:leader-text="."/>
        </style:tab-stops>
      </style:paragraph-properties>
    </style:style>
    <style:style style:name="P16" style:family="paragraph" style:parent-style-name="Heading_20_1" style:master-page-name="First_20_Page">
      <style:paragraph-properties style:page-number="auto"/>
    </style:style>
    <style:style style:name="P17" style:family="paragraph" style:parent-style-name="Standard" style:list-style-name="L2"/>
    <style:style style:name="P18" style:family="paragraph" style:parent-style-name="Standard">
      <style:text-properties fo:font-variant="normal" fo:text-transform="none" fo:font-style="italic" style:font-style-asian="italic" style:font-style-complex="italic"/>
    </style:style>
    <style:style style:name="P19" style:family="paragraph" style:parent-style-name="Standard" style:list-style-name="L3">
      <style:text-properties fo:font-variant="normal" fo:text-transform="none" fo:font-style="normal"/>
    </style:style>
    <style:style style:name="P20" style:family="paragraph" style:parent-style-name="Standard" style:list-style-name="L4">
      <style:text-properties fo:font-variant="normal" fo:text-transform="none" fo:font-style="normal"/>
    </style:style>
    <style:style style:name="P21" style:family="paragraph" style:parent-style-name="Standard" style:list-style-name="L5">
      <style:text-properties fo:font-variant="normal" fo:text-transform="none" fo:font-style="normal"/>
    </style:style>
    <style:style style:name="P22" style:family="paragraph" style:parent-style-name="Standard" style:list-style-name="L6"/>
    <style:style style:name="P23" style:family="paragraph" style:parent-style-name="Standard" style:list-style-name="L7"/>
    <style:style style:name="P24" style:family="paragraph" style:parent-style-name="Text_20_body" style:list-style-name="L1"/>
    <style:style style:name="P25" style:family="paragraph" style:parent-style-name="Text_20_body">
      <style:text-properties fo:font-variant="normal" fo:text-transform="none" fo:font-style="normal"/>
    </style:style>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italic" style:font-style-asian="italic" style:font-style-complex="italic"/>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7" style:family="text">
      <style:text-properties fo:font-style="normal" style:font-style-asian="normal" style:font-style-complex="normal"/>
    </style:style>
    <style:style style:name="T8" style:family="text">
      <style:text-properties fo:font-variant="normal" fo:text-transform="none" fo:font-style="normal"/>
    </style:style>
    <style:style style:name="T9" style:family="text">
      <style:text-properties fo:font-variant="normal" fo:text-transform="none" fo:font-style="normal" style:font-style-asian="italic" style:font-style-complex="italic"/>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 (Informative)</text:h>
      <text:p text:style-name="Text_20_body">A layout control bus can do a number of useful things with fast-time information:</text:p>
      <text:list xml:id="list6245805838857512030" text:style-name="L1">
        <text:list-item>
          <text:p text:style-name="P24">Connect a number of clock displays to keep them synchronized.</text:p>
        </text:list-item>
        <text:list-item>
          <text:p text:style-name="P24">Provide time displays on plug-in devices, e.g. throttles.</text:p>
        </text:list-item>
        <text:list-item>
          <text:p text:style-name="P24">Provide cueing for time-based occurrences, such as lights turning on and off at specific modeled times.</text:p>
        </text:list-item>
      </text:list>
      <text:p text:style-name="Text_20_body">Generally, existing fast clock systems have one unit that produces time information, and one or more units that consume it. Existing fast clocks typically only report minutes, not seconds or finer time divisions. Some existing fast clock systems track a day/date, in addition to time. </text:p>
      <text:p text:style-name="Text_20_body">Fast clocks run at various rates, and can be controlled by the user either at the producer node or from other locations. Some fast clock systems broadcast run/stop and rate information, which can also be useful when interpolating within a fast-minute.</text:p>
      <text:p text:style-name="Text_20_body">OpenLCB broadcasts time information by producing Event IDs. <text:s/>Specific Event IDs correspond to specific times with the day, for example “08:10:00”, so that consumers can be taught to react to time-of-day. The year and date are handled separately, for those installations that choose to use it.</text:p>
      <text:h text:style-name="Heading_20_1" text:outline-level="1">Intended Use (Informative)</text:h>
      <text:p text:style-name="Text_20_body">The primary use of this information is to display it on clock faces around the layout.</text:p>
      <text:p text:style-name="P13">Since remote control of the fast clock is desired, a set-protocol using produced and consumed events is defined. This makes it possible for throttles and other user-interface nodes to have a general fast-clock-control capability built in.</text:p>
      <text:p text:style-name="Text_20_body"><text:span text:style-name="T9">In addition, simple nodes can use specific EventIDs to trigger their actions at specific times. For example, lights in buildings in a model town can be sequenced to come on at various times by configuring consumers in a node to react to time events by changing output lines.</text:span></text:p>
      <text:h text:style-name="Heading_20_1" text:outline-level="1">References and Context (Normative)</text:h>
      <text:p text:style-name="Standard"/>
      <text:list xml:id="list5765594972562148920" text:style-name="L7">
        <text:list-item>
          <text:p text:style-name="P23">OpenLCB Event Transport Standard</text:p>
        </text:list-item>
        <text:list-item>
          <text:p text:style-name="P23">OpenLCB Unique Identifiers Standard</text:p>
        </text:list-item>
      </text:list>
      <text:p text:style-name="Standard"><text:soft-page-break/>For more information on format and presentation, see: </text:p>
      <text:list xml:id="list8328061048541798114" text:style-name="L2">
        <text:list-item>
          <text:p text:style-name="P17">OpenLCB Common Information Technical Note</text:p>
        </text:list-item>
      </text:list>
      <text:h text:style-name="Heading_20_1" text:outline-level="1">Message Formats (Normative)</text:h>
      <text:p text:style-name="P9">In addition to the following Event IDs, the well-known event ID “Delivers Clock Protocol” is defined. <text:s/></text:p>
      <text:p text:style-name="P9">The upper six bytes of the following messages must be the valid Node ID of the clock producing node. </text:p>
      <text:p text:style-name="P9">Note that there are no well-defined values of the clock event IDs. <text:s/>You locate the clock generators and their event spaces via the usual IdentifyEvent/IdentifyProducer mechanisms starting with the “Delivers Clock Protocol” event ID.</text:p>
      <text:p text:style-name="P10">The details of the following formats are still being worked out. <text:s/></text:p>
      <text:p text:style-name="P9">The values are packed into two bytes to make it easier to allocate the unique “Specific Upper Part”; <text:span text:style-name="T5">it </text:span>is required to be the Node ID of the clock generator.</text:p>
      <text:h text:style-name="Heading_20_2" text:outline-level="2">Set/Report Time Event ID</text:h>
      <text:p text:style-name="P13"/>
      <table:table table:name="Table2" table:style-name="Table2">
        <table:table-column table:style-name="Table2.A" table:number-columns-repeated="7"/>
        <table:table-column table:style-name="Table2.H"/>
        <table:table-header-rows>
          <table:table-row>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H1" office:value-type="string">
              <text:p text:style-name="Table_20_Heading">Byte 7</text:p>
            </table:table-cell>
          </table:table-row>
        </table:table-header-rows>
        <table:table-row>
          <table:table-cell table:style-name="Table2.A2" table:number-columns-spanned="6" office:value-type="string">
            <text:p text:style-name="Table_20_Contents">Specific Upper Part</text:p>
          </table:table-cell>
          <table:covered-table-cell/>
          <table:covered-table-cell/>
          <table:covered-table-cell/>
          <table:covered-table-cell/>
          <table:covered-table-cell/>
          <table:table-cell table:style-name="Table2.A2" office:value-type="string">
            <text:p text:style-name="Table_20_Contents">Hours<text:line-break/>0-23</text:p>
          </table:table-cell>
          <table:table-cell table:style-name="Table2.H2" office:value-type="string">
            <text:p text:style-name="Table_20_Contents">Minutes<text:line-break/>0-59</text:p>
          </table:table-cell>
        </table:table-row>
      </table:table>
      <text:p text:style-name="P9">The upper nibble of byte 6 is only 0 or 1, which can be used to distinguish this format.</text:p>
      <text:h text:style-name="Heading_20_2" text:outline-level="2">Set/Report Date Event ID</text:h>
      <text:p text:style-name="Standard"/>
      <table:table table:name="Table3" table:style-name="Table3">
        <table:table-column table:style-name="Table3.A" table:number-columns-repeated="7"/>
        <table:table-column table:style-name="Table3.H"/>
        <table:table-header-rows>
          <table:table-row>
            <table:table-cell table:style-name="Table3.A1" office:value-type="string">
              <text:p text:style-name="Table_20_Heading">Byte 0</text:p>
            </table:table-cell>
            <table:table-cell table:style-name="Table3.A1" office:value-type="string">
              <text:p text:style-name="Table_20_Heading">Byte 1</text:p>
            </table:table-cell>
            <table:table-cell table:style-name="Table3.A1" office:value-type="string">
              <text:p text:style-name="Table_20_Heading">Byte 2</text:p>
            </table:table-cell>
            <table:table-cell table:style-name="Table3.A1" office:value-type="string">
              <text:p text:style-name="Table_20_Heading">Byte 3</text:p>
            </table:table-cell>
            <table:table-cell table:style-name="Table3.A1" office:value-type="string">
              <text:p text:style-name="Table_20_Heading">Byte 4</text:p>
            </table:table-cell>
            <table:table-cell table:style-name="Table3.A1" office:value-type="string">
              <text:p text:style-name="Table_20_Heading">Byte 5</text:p>
            </table:table-cell>
            <table:table-cell table:style-name="Table3.A1" office:value-type="string">
              <text:p text:style-name="Table_20_Heading">Byte 6</text:p>
            </table:table-cell>
            <table:table-cell table:style-name="Table3.H1" office:value-type="string">
              <text:p text:style-name="Table_20_Heading">Byte 7</text:p>
            </table:table-cell>
          </table:table-row>
        </table:table-header-rows>
        <table:table-row>
          <table:table-cell table:style-name="Table3.A2" table:number-columns-spanned="6" office:value-type="string">
            <text:p text:style-name="Table_20_Contents">Specific Upper Part</text:p>
          </table:table-cell>
          <table:covered-table-cell/>
          <table:covered-table-cell/>
          <table:covered-table-cell/>
          <table:covered-table-cell/>
          <table:covered-table-cell/>
          <table:table-cell table:style-name="Table3.A2" office:value-type="string">
            <text:p text:style-name="Table_20_Contents">0x40+Month<text:line-break/>0x41-0x0x4C</text:p>
          </table:table-cell>
          <table:table-cell table:style-name="Table3.H2" office:value-type="string">
            <text:p text:style-name="Table_20_Contents">Day<text:line-break/>1-31</text:p>
          </table:table-cell>
        </table:table-row>
      </table:table>
      <text:p text:style-name="P9">The upper nibble of byte 6 is 4, which can be used to distinguish this format.</text:p>
      <text:h text:style-name="Heading_20_2" text:outline-level="2">Set/Report Year Event ID</text:h>
      <text:p text:style-name="Standard"/>
      <table:table table:name="Table6" table:style-name="Table6">
        <table:table-column table:style-name="Table6.A" table:number-columns-repeated="7"/>
        <table:table-column table:style-name="Table6.H"/>
        <table:table-header-rows>
          <table:table-row>
            <table:table-cell table:style-name="Table6.A1" office:value-type="string">
              <text:p text:style-name="Table_20_Heading">Byte 0</text:p>
            </table:table-cell>
            <table:table-cell table:style-name="Table6.A1" office:value-type="string">
              <text:p text:style-name="Table_20_Heading">Byte 1</text:p>
            </table:table-cell>
            <table:table-cell table:style-name="Table6.A1" office:value-type="string">
              <text:p text:style-name="Table_20_Heading">Byte 2</text:p>
            </table:table-cell>
            <table:table-cell table:style-name="Table6.A1" office:value-type="string">
              <text:p text:style-name="Table_20_Heading">Byte 3</text:p>
            </table:table-cell>
            <table:table-cell table:style-name="Table6.A1" office:value-type="string">
              <text:p text:style-name="Table_20_Heading">Byte 4</text:p>
            </table:table-cell>
            <table:table-cell table:style-name="Table6.A1" office:value-type="string">
              <text:p text:style-name="Table_20_Heading">Byte 5</text:p>
            </table:table-cell>
            <table:table-cell table:style-name="Table6.A1" office:value-type="string">
              <text:p text:style-name="Table_20_Heading">Byte 6</text:p>
            </table:table-cell>
            <table:table-cell table:style-name="Table6.H1" office:value-type="string">
              <text:p text:style-name="Table_20_Heading">Byte 7</text:p>
            </table:table-cell>
          </table:table-row>
        </table:table-header-rows>
        <table:table-row>
          <table:table-cell table:style-name="Table6.A2" table:number-columns-spanned="6" office:value-type="string">
            <text:p text:style-name="Table_20_Contents">Specific Upper Part</text:p>
          </table:table-cell>
          <table:covered-table-cell/>
          <table:covered-table-cell/>
          <table:covered-table-cell/>
          <table:covered-table-cell/>
          <table:covered-table-cell/>
          <table:table-cell table:style-name="Table6.G2" table:number-columns-spanned="2" office:value-type="string">
            <text:p text:style-name="Table_20_Contents">0x3000+Year</text:p>
            <text:p text:style-name="Table_20_Contents"><text:soft-page-break/>0x3000-0x3FFF</text:p>
          </table:table-cell>
          <table:covered-table-cell/>
        </table:table-row>
      </table:table>
      <text:p text:style-name="P9">The upper nibble of byte 6 is 3, which can be used to distinguish this format. </text:p>
      <text:p text:style-name="P9">The lower twelve bits are the year, 0AD to 4095AD. <text:s/><text:span text:style-name="T4">(It's been proposed that these instead be in some BCD format, which represents 999 years around some epoch)</text:span></text:p>
      <text:h text:style-name="Heading_20_2" text:outline-level="2">Set/Report Rate Event ID</text:h>
      <text:p text:style-name="P13"><text:s/></text:p>
      <table:table table:name="Table4" table:style-name="Table4">
        <table:table-column table:style-name="Table4.A" table:number-columns-repeated="7"/>
        <table:table-column table:style-name="Table4.H"/>
        <table:table-header-rows>
          <table:table-row>
            <table:table-cell table:style-name="Table4.A1" office:value-type="string">
              <text:p text:style-name="Table_20_Heading">Byte 0</text:p>
            </table:table-cell>
            <table:table-cell table:style-name="Table4.A1" office:value-type="string">
              <text:p text:style-name="Table_20_Heading">Byte 1</text:p>
            </table:table-cell>
            <table:table-cell table:style-name="Table4.A1" office:value-type="string">
              <text:p text:style-name="Table_20_Heading">Byte 2</text:p>
            </table:table-cell>
            <table:table-cell table:style-name="Table4.A1" office:value-type="string">
              <text:p text:style-name="Table_20_Heading">Byte 3</text:p>
            </table:table-cell>
            <table:table-cell table:style-name="Table4.A1" office:value-type="string">
              <text:p text:style-name="Table_20_Heading">Byte 4</text:p>
            </table:table-cell>
            <table:table-cell table:style-name="Table4.A1" office:value-type="string">
              <text:p text:style-name="Table_20_Heading">Byte 5</text:p>
            </table:table-cell>
            <table:table-cell table:style-name="Table4.A1" office:value-type="string">
              <text:p text:style-name="Table_20_Heading">Byte 6</text:p>
            </table:table-cell>
            <table:table-cell table:style-name="Table4.H1" office:value-type="string">
              <text:p text:style-name="Table_20_Heading">Byte 7</text:p>
            </table:table-cell>
          </table:table-row>
        </table:table-header-rows>
        <table:table-row>
          <table:table-cell table:style-name="Table4.A2" table:number-columns-spanned="6" office:value-type="string">
            <text:p text:style-name="Table_20_Contents">Specific Upper Part</text:p>
          </table:table-cell>
          <table:covered-table-cell/>
          <table:covered-table-cell/>
          <table:covered-table-cell/>
          <table:covered-table-cell/>
          <table:covered-table-cell/>
          <table:table-cell table:style-name="Table4.G2" table:number-columns-spanned="2" office:value-type="string">
            <text:p text:style-name="Table_20_Contents">0x5000+Rate</text:p>
          </table:table-cell>
          <table:covered-table-cell/>
        </table:table-row>
      </table:table>
      <text:p text:style-name="P13"/>
      <text:p text:style-name="P9">The upper nibble of byte 6 is 5, which can be used to distinguish this format. </text:p>
      <text:p text:style-name="P13">Rate is a 12 bit signed fixed point rrrrrrrrrr.rr, -511.75, -511.00, <text:span text:style-name="T6">…</text:span>, -1.00, <text:span text:style-name="T6">…</text:span>, -.025, .00, 0.25, 0.50, ..., 511.75 <text:s/><text:span text:style-name="T4">(Is that the right range? Enough granularity? <text:s/>Would something simpler be easier?)</text:span></text:p>
      <text:p text:style-name="P13">A rate of zero is valid. The stop/start clock event should be used to stop and start the clock, because that doesn't require resetting, or even knowing, the current rate. </text:p>
      <text:p text:style-name="P14">(should one bit be reserved, perhaps in the high nibble, to carry the run/stop state when reporting the rate? <text:s/>That was in an earlier proposal, makes it easier to look for the entire state in a single event, but it's got messy semantics)</text:p>
      <text:h text:style-name="Heading_20_2" text:outline-level="2">Stop/Start Clock</text:h>
      <text:p text:style-name="P9"/>
      <table:table table:name="Table5" table:style-name="Table5">
        <table:table-column table:style-name="Table5.A" table:number-columns-repeated="7"/>
        <table:table-column table:style-name="Table5.H"/>
        <table:table-header-rows>
          <table:table-row>
            <table:table-cell table:style-name="Table5.A1" office:value-type="string">
              <text:p text:style-name="Table_20_Heading">Byte 0</text:p>
            </table:table-cell>
            <table:table-cell table:style-name="Table5.A1" office:value-type="string">
              <text:p text:style-name="Table_20_Heading">Byte 1</text:p>
            </table:table-cell>
            <table:table-cell table:style-name="Table5.A1" office:value-type="string">
              <text:p text:style-name="Table_20_Heading">Byte 2</text:p>
            </table:table-cell>
            <table:table-cell table:style-name="Table5.A1" office:value-type="string">
              <text:p text:style-name="Table_20_Heading">Byte 3</text:p>
            </table:table-cell>
            <table:table-cell table:style-name="Table5.A1" office:value-type="string">
              <text:p text:style-name="Table_20_Heading">Byte 4</text:p>
            </table:table-cell>
            <table:table-cell table:style-name="Table5.A1" office:value-type="string">
              <text:p text:style-name="Table_20_Heading">Byte 5</text:p>
            </table:table-cell>
            <table:table-cell table:style-name="Table5.A1" office:value-type="string">
              <text:p text:style-name="Table_20_Heading">Byte 6</text:p>
            </table:table-cell>
            <table:table-cell table:style-name="Table5.H1" office:value-type="string">
              <text:p text:style-name="Table_20_Heading">Byte 7</text:p>
            </table:table-cell>
          </table:table-row>
        </table:table-header-rows>
        <table:table-row>
          <table:table-cell table:style-name="Table5.A2" table:number-columns-spanned="6" office:value-type="string">
            <text:p text:style-name="Table_20_Contents">Specific Upper Part</text:p>
          </table:table-cell>
          <table:covered-table-cell/>
          <table:covered-table-cell/>
          <table:covered-table-cell/>
          <table:covered-table-cell/>
          <table:covered-table-cell/>
          <table:table-cell table:style-name="Table5.G2" table:number-columns-spanned="2" office:value-type="string">
            <text:p text:style-name="Table_20_Contents">Stop 0x6001</text:p>
            <text:p text:style-name="Table_20_Contents">Start 0x6002</text:p>
          </table:table-cell>
          <table:covered-table-cell/>
        </table:table-row>
      </table:table>
      <text:p text:style-name="P9">The upper nibble of byte 6 is 5, which can be used to distinguish this format. (Could have also put into higher part of e.g. month message, to save this code space)</text:p>
      <text:p text:style-name="P13">Having a separate start/stop mechanism, instead of just setting rate to zero, makes distributed start/stop control easier. There's no need for everybody to remember the current rate while the clock is stopped.</text:p>
      <text:h text:style-name="Heading_20_1" text:outline-level="1">States (Normative)</text:h>
      <text:p text:style-name="Standard">Each clock has an independent running/stopped state and an independent rate.</text:p>
      <text:p text:style-name="Standard"><text:soft-page-break/>When the clock is in stopped state, its internal time is not changing.</text:p>
      <text:p text:style-name="Standard">When the clock is in running state, its internal time is advancing (rate X) as fast as normal time. <text:s/></text:p>
      <text:h text:style-name="Heading_20_1" text:outline-level="1">Interactions (Normative)</text:h>
      <text:p text:style-name="P13">The well-known event ID “Delivers Clock Protocol” shall be produced by every node when it first starts to operate as a clock generator. When enquired about, the node has to return “valid” if the clock is operating, and “invalid” if it is not. <text:s/>(Note that this is operating, not running; if it's serving as a clock generator and will produce and consume the appropriate event IDs)</text:p>
      <text:p text:style-name="Text_20_body">A Set/Report Rate event for which there are one or more consumers <text:s/>are produced every real 60(?) seconds while the clock is running to update the layout. <text:s/><text:span text:style-name="T4">(Should the current one also be produced when the clock is not running? Sometimes nice to be able to stop all traffic on the network, which you can do if it doesn't send while the clock is stopped) </text:span></text:p>
      <text:p text:style-name="Text_20_body">The Set/Report Date even<text:span text:style-name="T7">t is produced when the date changes. The Set/Report Date event is produced when the year changes.</text:span><text:span text:style-name="T4"> (Should these also be produced periodically? How often?)</text:span></text:p>
      <text:p text:style-name="Text_20_body">Clock producer nodes shall produce a Set/Report Date event if they receive one but do not update their internal date. Clock producer nodes shall produce a Set/Report Year event if they receive one but do not update their internal date.</text:p>
      <text:p text:style-name="Text_20_body">A Set/Report Time event is produced every time the current time changes, e.g. every fast minute. <text:s/><text:span text:style-name="T4">(Should it be periodically produced, e.g. every real minute, when the clock is stopped? That updates recent joiners, but it's nice to be able to stop all network traffic).</text:span> </text:p>
      <text:p text:style-name="Text_20_body">When <text:s/>a Set/Report Time event is received at a clock-producer node, it may, but is not required to, set the time in the clock producer node. If the time is not set, the current time event is produced immediately after.</text:p>
      <text:p text:style-name="Text_20_body">If a Set/Report Rate event is received, the clock-producer's rate is set to the rate embedded in the event. The run/stop bits are ignored. If the clock does not support the requested rate, it moves to the closest non-zero supported rate, and produces a Set/Report Rate event containing the current rate. <text:s/>Rate can be set while the clock is running or stopped. <text:s/>The clock producer node may, but is not required to, produce a <text:s/>Set/Report Time immediately after the rate event is produced to ensure that all agree on the exact time. <text:s/></text:p>
      <text:p text:style-name="P11">The use of the same event to broadcast the rate and to set the rate should perhaps be revisited. Is that consistent with event semantics? Or should a “rate set event” do the set and cause the clock source to emit a “current rate” event? There's no security issue here, because we receive the Node ID of the set-sending node either way. <text:s/>And a clock receiving a set command, no matter what the format, can still decide not to do it (if the protocol allows rejecting that, see above)</text:p>
      <text:h text:style-name="Heading_20_2" text:outline-level="2">Event Identification and Reporting</text:h>
      <text:p text:style-name="P9">When a clock producer node receives an Identify Events message, it replies with an <text:s/>IdentifyProducedRange and an IdentifyConsumedRange that covers the entire set of time event IDs.</text:p>
      <text:p text:style-name="P9">In addition, the node will reply with:</text:p>
      <text:list xml:id="list7843746030941781835" text:style-name="L3">
        <text:list-item>
          <text:p text:style-name="P19"><text:soft-page-break/>An IdentifyProducedEvent message for the current rate (and start/stop state?), showing valid &amp; active <text:s/>(if start/stop not in the event, also a stop/start event for the valid case)</text:p>
        </text:list-item>
        <text:list-item>
          <text:p text:style-name="P19">An IdentifyProducedEvent message for the current year showing valid &amp; active</text:p>
        </text:list-item>
      </text:list>
      <text:list xml:id="list3059045103508555074" text:style-name="L4">
        <text:list-item>
          <text:p text:style-name="P20">An IdentifyProducedEvent message for the current date, showing valid &amp; active</text:p>
        </text:list-item>
        <text:list-item>
          <text:p text:style-name="P20">An IdentifyProducedEvent message for the current time, showing valid &amp; active</text:p>
        </text:list-item>
        <text:list-item>
          <text:p text:style-name="P20">An IdentifyProducedEvent message for the well-known event ID “Delivers Clock Protocol”</text:p>
        </text:list-item>
      </text:list>
      <text:p text:style-name="P9">All of the preceding may be in any order, but the given order is recommended. </text:p>
      <text:p text:style-name="P10">(There's actually an standards issue here – with the current coding, the Date events don't occupy more than half of the reported range)</text:p>
      <text:p text:style-name="P9">When a clock producer node receives an IdentifyProducers message that covers any of the events it handles (Set/Report Time, Set/Report Date, Set/Report Year, Set/Report Rate, Stop/Start Clock) it will reply with a ProducerIdentified message showing valid. <text:s/>If the queried event is the current state (same time, same date, same year, same rate &amp; start/stop status, or same start/stop status respectively), the reply will be marked active. <text:s/>Otherwise, it will be marked inactive.</text:p>
      <text:p text:style-name="Standard"><text:span text:style-name="T8">When a clock producer node receives an IdentifyConsumers message that covers any of the events it handles (Set/Report Time, Set/Report Date, Set/Report Year, Set/Report Rate, Stop/Start Clock) it will reply with a ConsumerIdentified message showing valid. <text:s/>If the queried event is the current state (same time, same date, same year, same rate &amp; start/stop status, or same start/stop status respectively), the reply will be marked active. <text:s/>Otherwise, it will be marked inactive.</text:span></text:p>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text:s/>1 Introduction (Informative)<text:tab/>1</text:p>
          <text:p text:style-name="P12"><text:s/>2 Intended Use (Informative)<text:tab/>1</text:p>
          <text:p text:style-name="P12"><text:s/>3 References and Context (Normative)<text:tab/>1</text:p>
          <text:p text:style-name="P12"><text:s/>4 Message Formats<text:tab/>2</text:p>
          <text:p text:style-name="P15"><text:s/>4.1 Set/Report Time Event ID<text:tab/>2</text:p>
          <text:p text:style-name="P15"><text:s/>4.2 Set/Report Date Event ID<text:tab/>2</text:p>
          <text:p text:style-name="P15"><text:s/>4.3 Set/Report Year Event ID<text:tab/>2</text:p>
          <text:p text:style-name="P15"><text:s/>4.4 Set/Report Rate Event ID<text:tab/>3</text:p>
          <text:p text:style-name="P15"><text:s/>4.5 Stop/Start Clock<text:tab/>3</text:p>
          <text:p text:style-name="P12"><text:s/>5 States<text:tab/>3</text:p>
          <text:p text:style-name="P12"><text:s/>6 Interactions<text:tab/>4</text:p>
          <text:p text:style-name="P15"><text:s/>6.1 Event Identification and Reporting<text:tab/>5</text:p>
          <text:p text:style-name="P15"><text:s/>6.2 Slaving Clock Generators<text:tab/>5</text:p>
        </text:index-body>
      </text:table-of-conten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5"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ime Broadcast Standard</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6</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75" text:date-value="2013-04-06T20:20:07.99">Apr 6,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6"><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ime Broadcast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4-06T20:20:07.99">Apr 6, 2013</text:date></text:p>
            </table:table-cell>
            <table:table-cell table:style-name="Table1.C1" office:value-type="string">
              <text:p text:style-name="MP7">Preliminary</text:p>
            </table:table-cell>
          </table:table-row>
        </table:table>
        <text:p text:style-name="Header"/>
      </style:header>
      <style:footer>
        <text:p text:style-name="Text_20_body"><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2"><text:date style:data-style-name="N75" text:date-value="2013-04-06T20:20:07.99">Apr 6, 2013</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itle) Standard</dc:title>
    <meta:initial-creator>Alex Shepherd</meta:initial-creator>
    <meta:creation-date>2009-01-22T07:11:27</meta:creation-date>
    <meta:editing-cycles>78</meta:editing-cycles>
    <meta:editing-duration>PT13H14M18S</meta:editing-duration>
    <meta:generator>OpenOffice.org/3.4.1$Unix OpenOffice.org_project/341m1$Build-9593</meta:generator>
    <dc:date>2013-04-06T20:20:08</dc:date>
    <dc:creator>Bob Jacobsen</dc:creator>
    <meta:document-statistic meta:table-count="6" meta:image-count="1" meta:object-count="0" meta:page-count="6" meta:paragraph-count="139" meta:word-count="1758" meta:character-count="10307"/>
    <meta:user-defined meta:name="Info 1"/>
    <meta:user-defined meta:name="Info 2"/>
    <meta:user-defined meta:name="Info 3"/>
    <meta:user-defined meta:name="Info 4"/>
  </office:meta>
</office:document-meta>
</file>